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fo:font-size="11pt" fo:language="hu" fo:country="HU" style:font-size-asian="11pt" style:font-size-complex="11pt"/>
    </style:style>
    <style:style style:name="P2" style:family="paragraph" style:parent-style-name="Text_20_body"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text-properties fo:font-size="11pt" fo:language="hu" fo:country="HU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text-properties fo:font-size="11pt" fo:language="hu" fo:country="HU" fo:font-style="normal" fo:font-weight="normal" officeooo:paragraph-rsid="0021413c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fo:font-size="11pt" fo:language="hu" fo:country="HU" fo:font-style="normal" fo:font-weight="normal" officeooo:rsid="0029a128" officeooo:paragraph-rsid="0029a128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font-size="11pt" fo:language="hu" fo:country="HU" fo:font-weight="normal" officeooo:paragraph-rsid="0021413c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paragraph-rsid="0021413c" style:font-size-asian="11pt" style:font-weight-asian="normal" style:font-size-complex="11pt" style:font-weight-complex="normal"/>
    </style:style>
    <style:style style:name="P9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27848d" officeooo:paragraph-rsid="0027848d" style:font-size-asian="11pt" style:font-weight-asian="normal" style:font-size-complex="11pt" style:font-weight-complex="normal"/>
    </style:style>
    <style:style style:name="P10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29db93" officeooo:paragraph-rsid="0029db93" style:font-size-asian="11pt" style:font-weight-asian="normal" style:font-size-complex="11pt" style:font-weight-complex="normal"/>
    </style:style>
    <style:style style:name="P11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italic" fo:font-weight="normal" officeooo:paragraph-rsid="0021413c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Text_20_body">
      <style:text-properties fo:font-variant="normal" fo:text-transform="none" fo:color="#000000" loext:opacity="100%" style:font-name="Times New Roman" fo:font-size="11pt" fo:letter-spacing="normal" fo:language="hu" fo:country="HU" fo:font-style="italic" fo:font-weight="normal" officeooo:rsid="0027848d" officeooo:paragraph-rsid="0027848d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27848d" officeooo:paragraph-rsid="0027848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Arial" fo:font-size="11pt" fo:letter-spacing="normal" fo:language="hu" fo:country="HU" fo:font-style="normal" fo:font-weight="bold" style:font-size-asian="11pt" style:font-weight-asian="normal" style:font-size-complex="11pt" style:font-weight-complex="normal"/>
    </style:style>
    <style:style style:name="P16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17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2f604d" officeooo:paragraph-rsid="002f604d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4a224" officeooo:paragraph-rsid="0034a224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7150a" officeooo:paragraph-rsid="0037150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Heading_20_2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paragraph-rsid="0021413c" style:font-size-asian="11pt" style:font-weight-asian="normal" style:font-size-complex="11pt" style:font-weight-complex="normal"/>
    </style:style>
    <style:style style:name="P25" style:family="paragraph" style:parent-style-name="Heading_20_1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paragraph-rsid="0021413c" style:font-size-asian="11pt" style:font-weight-asian="normal" style:font-size-complex="11pt" style:font-weight-complex="normal"/>
    </style:style>
    <style:style style:name="P26" style:family="paragraph" style:parent-style-name="Standard">
      <style:text-properties fo:language="hu" fo:country="HU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7db78" officeooo:paragraph-rsid="0037db78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37ffbe" style:font-size-asian="11pt" style:font-weight-asian="bold" style:font-size-complex="11pt" style:font-weight-complex="bold"/>
    </style:style>
    <style:style style:name="P29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43f175" style:font-size-asian="11pt" style:font-weight-asian="bold" style:font-size-complex="11pt" style:font-weight-complex="bold"/>
    </style:style>
    <style:style style:name="P30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1f0802" officeooo:paragraph-rsid="001f0802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7db78" officeooo:paragraph-rsid="0037db78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43f175" officeooo:paragraph-rsid="0037ffbe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43f175" officeooo:paragraph-rsid="0043f175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471ad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49f22a" style:font-size-asian="11pt" style:font-weight-asian="bold" style:font-size-complex="11pt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4be4cc" style:font-size-asian="11pt" style:font-weight-asian="bold" style:font-size-complex="11pt" style:font-weight-complex="bold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4e428a" style:font-size-asian="11pt" style:font-weight-asian="bold" style:font-size-complex="11pt" style:font-weight-complex="bold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4e4e63" style:font-size-asian="11pt" style:font-weight-asian="bold" style:font-size-complex="11pt" style:font-weight-complex="bold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37ffbe" officeooo:paragraph-rsid="0053c492" style:font-size-asian="11pt" style:font-weight-asian="bold" style:font-size-complex="11pt" style:font-weight-complex="bold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43f175" officeooo:paragraph-rsid="0043f175" style:font-size-asian="11pt" style:font-weight-asian="bold" style:font-size-complex="11pt" style:font-weight-complex="bold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43f175" officeooo:paragraph-rsid="0049f22a" style:font-size-asian="11pt" style:font-weight-asian="bold" style:font-size-complex="11pt" style:font-weight-complex="bold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43f175" officeooo:paragraph-rsid="004be4cc" style:font-size-asian="11pt" style:font-weight-asian="bold" style:font-size-complex="11pt" style:font-weight-complex="bold"/>
    </style:style>
    <style:style style:name="P43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43f175" officeooo:paragraph-rsid="004e428a" style:font-size-asian="11pt" style:font-weight-asian="bold" style:font-size-complex="11pt" style:font-weight-complex="bold"/>
    </style:style>
    <style:style style:name="P44" style:family="paragraph" style:parent-style-name="Standard">
      <style:paragraph-properties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officeooo:rsid="0043f175" officeooo:paragraph-rsid="004e4e63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510e12" officeooo:paragraph-rsid="00510e12" style:font-size-asian="11pt" style:font-style-asian="italic" style:font-weight-asian="normal" style:font-size-complex="11pt" style:font-style-complex="italic" style:font-weight-complex="normal"/>
    </style:style>
    <style:style style:name="P4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italic" fo:font-weight="normal" officeooo:rsid="0027848d" officeooo:paragraph-rsid="00510e12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287bdd"/>
    </style:style>
    <style:style style:name="T2" style:family="text">
      <style:text-properties officeooo:rsid="0029a128"/>
    </style:style>
    <style:style style:name="T3" style:family="text">
      <style:text-properties officeooo:rsid="0029db93"/>
    </style:style>
    <style:style style:name="T4" style:family="text">
      <style:text-properties officeooo:rsid="002bac87"/>
    </style:style>
    <style:style style:name="T5" style:family="text">
      <style:text-properties officeooo:rsid="002c6ae2"/>
    </style:style>
    <style:style style:name="T6" style:family="text">
      <style:text-properties officeooo:rsid="002f3b3c"/>
    </style:style>
    <style:style style:name="T7" style:family="text">
      <style:text-properties officeooo:rsid="002f604d"/>
    </style:style>
    <style:style style:name="T8" style:family="text">
      <style:text-properties style:font-name="Nimbus Roman" fo:font-size="11pt" style:font-size-asian="11pt" style:font-size-complex="11pt"/>
    </style:style>
    <style:style style:name="T9" style:family="text">
      <style:text-properties style:font-name="Nimbus Roman" fo:font-size="11pt" officeooo:rsid="00315bcc" style:font-size-asian="11pt" style:font-size-complex="11pt"/>
    </style:style>
    <style:style style:name="T10" style:family="text">
      <style:text-properties style:font-name="Nimbus Roman" fo:font-size="11pt" officeooo:rsid="0032f6d6" style:font-size-asian="11pt" style:font-size-complex="11pt"/>
    </style:style>
    <style:style style:name="T11" style:family="text">
      <style:text-properties officeooo:rsid="0037db78"/>
    </style:style>
    <style:style style:name="T12" style:family="text">
      <style:text-properties officeooo:rsid="0037ffb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41a455" style:font-weight-asian="normal" style:font-weight-complex="normal"/>
    </style:style>
    <style:style style:name="T15" style:family="text">
      <style:text-properties fo:font-weight="normal" officeooo:rsid="0043f175" style:font-weight-asian="normal" style:font-weight-complex="normal"/>
    </style:style>
    <style:style style:name="T16" style:family="text">
      <style:text-properties fo:font-weight="normal" officeooo:rsid="0044e5fb" style:font-weight-asian="normal" style:font-weight-complex="normal"/>
    </style:style>
    <style:style style:name="T17" style:family="text">
      <style:text-properties fo:font-weight="normal" officeooo:rsid="004586f5" style:font-weight-asian="normal" style:font-weight-complex="normal"/>
    </style:style>
    <style:style style:name="T18" style:family="text">
      <style:text-properties fo:font-weight="normal" officeooo:rsid="00471add" style:font-weight-asian="normal" style:font-weight-complex="normal"/>
    </style:style>
    <style:style style:name="T19" style:family="text">
      <style:text-properties fo:font-weight="normal" officeooo:rsid="00482ab3" style:font-weight-asian="normal" style:font-weight-complex="normal"/>
    </style:style>
    <style:style style:name="T20" style:family="text">
      <style:text-properties fo:font-weight="normal" officeooo:rsid="0049f22a" style:font-weight-asian="normal" style:font-weight-complex="normal"/>
    </style:style>
    <style:style style:name="T21" style:family="text">
      <style:text-properties fo:font-weight="normal" officeooo:rsid="004be4cc" style:font-weight-asian="normal" style:font-weight-complex="normal"/>
    </style:style>
    <style:style style:name="T22" style:family="text">
      <style:text-properties fo:font-weight="normal" officeooo:rsid="004d2b74" style:font-weight-asian="normal" style:font-weight-complex="normal"/>
    </style:style>
    <style:style style:name="T23" style:family="text">
      <style:text-properties fo:font-weight="normal" officeooo:rsid="004e4e63" style:font-weight-asian="normal" style:font-weight-complex="normal"/>
    </style:style>
    <style:style style:name="T24" style:family="text">
      <style:text-properties fo:font-weight="normal" officeooo:rsid="004f04ef" style:font-weight-asian="normal" style:font-weight-complex="normal"/>
    </style:style>
    <style:style style:name="T25" style:family="text">
      <style:text-properties fo:font-weight="normal" officeooo:rsid="00525ca2" style:font-weight-asian="normal" style:font-weight-complex="normal"/>
    </style:style>
    <style:style style:name="T26" style:family="text">
      <style:text-properties fo:font-weight="normal" officeooo:rsid="0053c492" style:font-weight-asian="normal" style:font-weight-complex="normal"/>
    </style:style>
    <style:style style:name="T27" style:family="text">
      <style:text-properties fo:font-weight="normal" officeooo:rsid="0055413a" style:font-weight-asian="normal" style:font-weight-complex="normal"/>
    </style:style>
    <style:style style:name="T28" style:family="text">
      <style:text-properties fo:font-weight="normal" officeooo:rsid="0056d919" style:font-weight-asian="normal" style:font-weight-complex="normal"/>
    </style:style>
    <style:style style:name="T29" style:family="text">
      <style:text-properties officeooo:rsid="0043f175"/>
    </style:style>
    <style:style style:name="T30" style:family="text">
      <style:text-properties officeooo:rsid="0049f22a"/>
    </style:style>
    <style:style style:name="T31" style:family="text">
      <style:text-properties officeooo:rsid="004be4cc"/>
    </style:style>
    <style:style style:name="T32" style:family="text">
      <style:text-properties officeooo:rsid="004e428a"/>
    </style:style>
    <style:style style:name="T33" style:family="text">
      <style:text-properties officeooo:rsid="004e4e63"/>
    </style:style>
    <style:style style:name="T34" style:family="text">
      <style:text-properties officeooo:rsid="004f04ef"/>
    </style:style>
    <style:style style:name="T35" style:family="text">
      <style:text-properties officeooo:rsid="00525ca2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5">Tartalomjegyzék</text:p>
      <text:section text:style-name="Sect1" text:name="Tartalomjegyzék1">
        <text:p text:style-name="P1">1. Bevezetés</text:p>
        <text:p text:style-name="P1">2. Az alkalmazás helye</text:p>
        <text:p text:style-name="P1">2.1 Üzleti lehetőségek</text:p>
        <text:p text:style-name="P1">2.2 A probléma megfogalmazása</text:p>
        <text:p text:style-name="P1">2.3 Az elkészült termék helye</text:p>
        <text:p text:style-name="P1">3. Érintettek és felhasználók</text:p>
        <text:p text:style-name="P1">3.1. Az érintettek összefoglalása</text:p>
        <text:p text:style-name="P1">3.2. A felhasználók összefoglalása</text:p>
        <text:p text:style-name="P1">3.3 Felhasználói környezet</text:p>
        <text:p text:style-name="P1">3.4. Illetékesek adatai</text:p>
        <text:p text:style-name="P1">3.5. Felhasználók adatai</text:p>
        <text:p text:style-name="P1">4. A végtermék áttekintése</text:p>
        <text:p text:style-name="P1">4.1 A termék kapcsolatai</text:p>
        <text:p text:style-name="P1">4.2. A termék használatának előnyei</text:p>
        <text:p text:style-name="P2">4.3. Feltételezések és függőségek</text:p>
        <text:p text:style-name="P1">4.4 Költségbecslés</text:p>
        <text:p text:style-name="P1">4.5. Installáció</text:p>
        <text:p text:style-name="P1">5. A végtermék jellemzői, biztosított szolgáltatások</text:p>
        <text:p text:style-name="P1">6. Korlátozások</text:p>
        <text:p text:style-name="P1">7. Minőségi elvárások</text:p>
        <text:p text:style-name="P1">8. Dokumentációkkal kapcsolatos követelmények</text:p>
        <text:p text:style-name="P1">9. Kockázat lista</text:p>
        <text:p text:style-name="P1">10. Szótár</text:p>
      </text:section>
      <text:p text:style-name="P1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2" text:outline-level="2"><text:soft-page-break/>1. Bevezetés</text:h>
      <text:p text:style-name="P23"/>
      <text:p text:style-name="P19">Szoftverünk neve: Ubimon</text:p>
      <text:p text:style-name="P18"><text:span text:style-name="T6">Csapatunk</text:span> egy<text:span text:style-name="T6"> kétdimenziós</text:span> RPG <text:span text:style-name="T6">játékon dolgozik</text:span>, amel<text:span text:style-name="T6">y néhány egyedi, </text:span><text:span text:style-name="T7">és rendkívüli változtatások mellett nagy hangsúlyt fektett a környezetvédelem fontosságára.</text:span></text:p>
      <text:p text:style-name="P18"/>
      <text:h text:style-name="Heading_20_2" text:outline-level="2">2. Az alkalmazás helye</text:h>
      <text:p text:style-name="P18"/>
      <text:p text:style-name="P26"><text:span text:style-name="T8">Az alkalmazás - elkészítése után - egy egyszerű, kis méretű </text:span><text:span text:style-name="T9">RPG</text:span><text:span text:style-name="T8"> játékszoftver lesz, amely </text:span><text:span text:style-name="T9">először a Steam platformról lesz elérhető </text:span><text:span text:style-name="T10">digitálisan, de tervben van egy fizikális, limitált kiadás is, mely tartalmazna kiegészítőket (kézikönyv, poszter, térkép stb.)</text:span><text:span text:style-name="T8">. A játék bármely korosztály számára ajánlott, ha valaki szeretne egy ki</text:span><text:span text:style-name="T10">csit szórakozni, és mellesleg elgondolkodni a főtémával kapcsolatosan.</text:span></text:p>
      <text:p text:style-name="P18"/>
      <text:h text:style-name="Heading_20_3" text:outline-level="3">2.1 Üzleti lehetőségek</text:h>
      <text:p text:style-name="P18"/>
      <text:p text:style-name="P20">Ez a szoftver a szórakoztatóipart veszi célba. <text:span text:style-name="T12">Egy fix áron </text:span>Emellett számítunk arra, hogy a megfelelő balansz és stratégiák kialakítása véget, ez a játék eSport szintű bajnokságokba is bekerü<text:span text:style-name="T11">lhet</text:span>.</text:p>
      <text:p text:style-name="P18"/>
      <text:h text:style-name="Heading_20_3" text:outline-level="3">2.2 A probléma megfogalmazása</text:h>
      <text:p text:style-name="P21"/>
      <text:p text:style-name="P21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<text:p text:style-name="P21"/>
      <text:p text:style-name="P22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<text:p text:style-name="P22"/>
      <text:list xml:id="list715292001" text:style-name="L1">
        <text:list-item>
          <text:p text:style-name="P31">Csalás nélküli végigjátszhatóság megoldása</text:p>
        </text:list-item>
        <text:list-item>
          <text:p text:style-name="P31">Megfelelő interfész kialakítása</text:p>
        </text:list-item>
        <text:list-item>
          <text:p text:style-name="P31">A játéktér beláthatósága</text:p>
        </text:list-item>
        <text:list-item>
          <text:p text:style-name="P31">Megfelelő AI biztosítása</text:p>
        </text:list-item>
        <text:list-item>
          <text:p text:style-name="P31">Változatos tér, és a szörnyek megfelelő elhelyezkedése</text:p>
        </text:list-item>
        <text:list-item>
          <text:p text:style-name="P31">Időzítések szinkronizálása, arányok bemérése</text:p>
        </text:list-item>
        <text:list-item>
          <text:p text:style-name="P31">A játékos cselekedeteinek végleges, vagy ideiglenes következménye legyen</text:p>
        </text:list-item>
      </text:list>
      <text:p text:style-name="P27"/>
      <text:p text:style-name="P28">Csalás nélküli végigjászhatóság megoldása:</text:p>
      <text:p text:style-name="P28"><text:span text:style-name="T13"><text:tab/>Talán a legegyértelműbb </text:span><text:span text:style-name="T14">probléma mindközül, </text:span><text:span text:style-name="T15">mégis csak fontos számunkra ez a pont, főleg egy RPG-nél, ahol sokkal több lehetőség adott a játékos számára. </text:span></text:p>
      <text:p text:style-name="P32"/>
      <text:p text:style-name="P29"><text:span text:style-name="T29">Megfelelő interfész kialakítása</text:span>:</text:p>
      <text:p text:style-name="P39"><text:tab/><text:span text:style-name="T16">A műfajnak megfelelően a játék alatt két magasabb szintű interfész</text:span><text:span text:style-name="T17">t tervezünk. Egy a </text:span><text:span text:style-name="T18">harcrendszernek szánt felület (mely biztosítja a szörnyek harcba küldését, </text:span><text:span text:style-name="T26">azok </text:span><text:span text:style-name="T18">fejlődést, </text:span><text:span text:style-name="T26">és az</text:span><text:span text:style-name="T18"> ellenfele</text:span><text:span text:style-name="T26">in</text:span><text:span text:style-name="T18">k legyőzését), </text:span><text:span text:style-name="T26">emellett </text:span><text:span text:style-name="T18">egy felülnézetes open-world képet kell biztosítanunk, </text:span><text:span text:style-name="T26">hogy</text:span><text:span text:style-name="T18"> a játékos saját maga dönthe</text:span><text:span text:style-name="T26">ssen</text:span><text:span text:style-name="T18"> az útvonalterv</text:span><text:span text:style-name="T26">éről</text:span><text:span text:style-name="T18">.</text:span></text:p>
      <text:p text:style-name="P33"/>
      <text:p text:style-name="P33"/>
      <text:p text:style-name="P40"/>
      <text:p text:style-name="P40"><text:soft-page-break/><text:span text:style-name="T11">A játéktér beláthatósága:</text:span></text:p>
      <text:p text:style-name="P34"><text:tab/><text:span text:style-name="T19">A kétdimenziós felülnézeti interfész alatt játszik inkább ez az elem nagy szerepet, ahol fontos hogy el tudjunk navigálni a célunking. Rend</text:span><text:span text:style-name="T25">e</text:span><text:span text:style-name="T19">s pályaszerkesztés, megfelelő színpaletta/színvilág, és más grafikai elemek szükséges ennek </text:span><text:span text:style-name="T27">megalkotására</text:span><text:span text:style-name="T19">, majd ezeket balanszolni kell. </text:span></text:p>
      <text:p text:style-name="P34"><text:span text:style-name="T19"/></text:p>
      <text:p text:style-name="P41"><text:span text:style-name="T30">Megfelelő AI biztosítása</text:span><text:span text:style-name="T11">:</text:span></text:p>
      <text:p text:style-name="P35"><text:span text:style-name="T19"><text:tab/></text:span><text:span text:style-name="T20">A fokozatos nehézségi szint megvalósítása </text:span><text:span text:style-name="T28">a</text:span><text:span text:style-name="T20"> </text:span><text:span text:style-name="T28">progresszió alatt, </text:span><text:span text:style-name="T20">már egy alapkövetelmény szinte minden videójátéknál, így gondoskodnunk kell arra, hogy a játékos a történet haladtával, már sokkal kihívóbb, de legyőzhető ellenfelek ellen mérje össze tudását.</text:span></text:p>
      <text:p text:style-name="P35"><text:span text:style-name="T20"/></text:p>
      <text:p text:style-name="P42"><text:span text:style-name="T31">Változatos tér, és a szörnyek megfelelő elhelyezkedése</text:span><text:span text:style-name="T11">:</text:span></text:p>
      <text:p text:style-name="P36"><text:span text:style-name="T19"><text:tab/></text:span><text:span text:style-name="T21">Mivel a szörnyek egyediségét nem csak személyiségük, hanem különböző </text:span><text:span text:style-name="T22">saját típus</text:span><text:span text:style-name="T28">u</text:span><text:span text:style-name="T22">k is meghatározza, <text:s/>így érdemes ezeknek az élőlényeknek a hozzájuk illő környezetet megalkotni, és ezekre a helyekre elhelyezni őket.</text:span></text:p>
      <text:p text:style-name="P36"><text:span text:style-name="T22"/></text:p>
      <text:p text:style-name="P43"><text:span text:style-name="T32">Időzítések szinkronízálása, </text:span><text:span text:style-name="T33">arányok bemérése</text:span><text:span text:style-name="T11">:</text:span></text:p>
      <text:p text:style-name="P37"><text:span text:style-name="T19"><text:tab/></text:span><text:span text:style-name="T23">A nehézségnek megfelelően fontos bemérni az arányokat, és a fejlődési időtartalmakat össze kell hangolni.</text:span></text:p>
      <text:p text:style-name="P37"><text:span text:style-name="T23"/></text:p>
      <text:p text:style-name="P44"><text:span text:style-name="T11">A játékos cselekedeteinek végleges, vagy ideiglenes következménye legyen:</text:span></text:p>
      <text:p text:style-name="P38"><text:span text:style-name="T19"><text:tab/></text:span><text:span text:style-name="T24"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p>
      <text:p text:style-name="P34"><text:span text:style-name="T18"/></text:p>
      <text:p text:style-name="P34"><text:span text:style-name="T18"/></text:p>
      <text:h text:style-name="Heading_20_3" text:outline-level="3">2.3 Az elkészült termék helye</text:h>
      <text:p text:style-name="P45"><text:span text:style-name="T34">A </text:span>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<text:p text:style-name="P46"/>
      <text:p text:style-name="P14"><text:span text:style-name="T35">Egyes alternatíváktól annyiban eltér, hogy a szoftver egy egyszerű történet elmesélése mellett, sok egyéb elgondolkodtató, az életben is alkalmazható kérdést tesz fel</text:span>. Egyedi térképpel és <text:span text:style-name="T35">kis szörnyekkel</text:span> rendelkezik <text:span text:style-name="T35">a játék, amely a terv egyik főpillére</text:span>. Nem <text:span text:style-name="T35">konzol exklúziv játékot szeretnék fejleszteni, hisz nyitottak vagyunk sok más platformra is, és ez még az eladások számát is megnöveli.</text:span></text:p>
      <text:h text:style-name="P16" text:outline-level="1"/>
      <text:h text:style-name="P16" text:outline-level="1">3. Érintettek és felhasználók</text:h>
      <text:p text:style-name="P8">3.1. Az érintettek összefoglalása</text:p>
      <text:h text:style-name="P24" text:outline-level="2">3.2. A felhasználók összefoglalása</text:h>
      <text:h text:style-name="P24" text:outline-level="2">3.3 Felhasználói környezet</text:h>
      <text:p text:style-name="P12">Milyen platformon fog futni az átadott alkalmazás, és várhatóan változni fog-e?</text:p>
      <text:p text:style-name="P9">PC</text:p>
      <text:p text:style-name="P13"><text:soft-page-break/>Hány felhasználó fogja használni egy időben átlagosan, és hány felhasználó várható maximálisan?</text:p>
      <text:p text:style-name="P11">Lehet egyjátékos és többjátékos mód (max x játékossal)</text:p>
      <text:p text:style-name="P13">Mennyi ideig fogja használni a rendszert egy felhasználó, és ez mennyire változó?</text:p>
      <text:p text:style-name="P11">A játék x óra hosszú, A felhasználó tetszőleges ideig használhatja.</text:p>
      <text:h text:style-name="P24" text:outline-level="2">3.4. Illetékesek adatai</text:h>
      <text:h text:style-name="P24" text:outline-level="2">3.5. Felhasználók adatai</text:h>
      <text:h text:style-name="P25" text:outline-level="1">4. A végtermék áttekintése<text:line-break/>4.1 A termék kapcsolatai</text:h>
      <text:p text:style-name="P3">Itt írhatjuk le, ha a termék több funkcionális komponensből áll.</text:p>
      <text:p text:style-name="P4">- <text:span text:style-name="T1">Karakter kreáló</text:span></text:p>
      <text:p text:style-name="P4">- <text:span text:style-name="T1">Harcrendszer</text:span></text:p>
      <text:p text:style-name="P4">- <text:span text:style-name="T1">Többjátékos mód</text:span></text:p>
      <text:p text:style-name="P4">- <text:span text:style-name="T1">Világ Térkép</text:span></text:p>
      <text:p text:style-name="P4">- <text:span text:style-name="T1">Pálya Térkép</text:span></text:p>
      <text:p text:style-name="P4">- <text:span text:style-name="T1">NPC rendszer</text:span></text:p>
      <text:p text:style-name="P4">- <text:span text:style-name="T1">Dialóg rendszer</text:span></text:p>
      <text:p text:style-name="P4">- <text:span text:style-name="T1">Karakter mozgás rendszer</text:span></text:p>
      <text:p text:style-name="P4">- <text:span text:style-name="T1">Tárgy rendszer</text:span></text:p>
      <text:p text:style-name="P4">- <text:span text:style-name="T2">Küldetések </text:span><text:span text:style-name="T3">(eventek)</text:span></text:p>
      <text:p text:style-name="P4">- <text:span text:style-name="T4">Fejlődés rendszer </text:span><text:span text:style-name="T5">(szint rendszer)</text:span></text:p>
      <text:p text:style-name="P5"/>
      <text:h text:style-name="P24" text:outline-level="2">4.2. A termék használatának előnyei</text:h>
      <text:p text:style-name="P8"/>
      <text:h text:style-name="P24" text:outline-level="2">4.3. Feltételezések és függőségek</text:h>
      <text:h text:style-name="P24" text:outline-level="2">4.4 Költségbecslés</text:h>
      <text:p text:style-name="P7">4.5. Installáció</text:p>
      <text:p text:style-name="P10">A játékot a Steam kliensről lehet installálni. </text:p>
      <text:h text:style-name="P17" text:outline-level="1"><text:soft-page-break/>5. A végtermék jellemzői, biztosított szolgáltatások</text:h>
      <text:h text:style-name="P17" text:outline-level="1">6. Korlátozások</text:h>
      <text:h text:style-name="P17" text:outline-level="1">7. Minőségi elvárások</text:h>
      <text:h text:style-name="P17" text:outline-level="1">8. Dokumentációkkal kapcsolatos követelmények</text:h>
      <text:h text:style-name="P17" text:outline-level="1">9. Kockázat lista</text:h>
      <text:h text:style-name="P17" text:outline-level="1">10. Szótár</text:h>
      <text:p text:style-name="P7"/>
      <text:p text:style-name="P6"><text:line-break/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Times New Roman" svg:font-family="'Times New Roman'"/>
    <style:font-face style:name="Droid Sans Devanagari1" svg:font-family="'Droid Sans Devanagari'" style:font-family-generic="swiss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54:39.803663440</meta:creation-date>
    <dc:date>2021-10-07T18:37:48.129899342</dc:date>
    <meta:editing-duration>PT5H11M45S</meta:editing-duration>
    <meta:editing-cycles>31</meta:editing-cycles>
    <meta:generator>LibreOffice/7.1.6.2$Linux_X86_64 LibreOffice_project/10$Build-2</meta:generator>
    <meta:document-statistic meta:table-count="0" meta:image-count="0" meta:object-count="0" meta:page-count="5" meta:paragraph-count="96" meta:word-count="847" meta:character-count="6347" meta:non-whitespace-character-count="5586"/>
  </office:meta>
</office:document-meta>
</file>